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99cc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cccc" draw:textarea-horizontal-align="justify" draw:textarea-vertical-align="middle" draw:auto-grow-height="false" fo:min-height="1.162cm" fo:min-width="3.02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fill="solid" draw:fill-color="#99ccff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cccc" draw:textarea-horizontal-align="justify" draw:textarea-vertical-align="middle" draw:auto-grow-height="false" fo:min-height="1.11cm" fo:min-width="2.976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cc00" draw:fill="none" draw:fill-color="#ffffff" fo:min-height="1.65cm"/>
    </style:style>
    <style:style style:name="gr9" style:family="graphic" style:parent-style-name="objectwithoutfill">
      <style:graphic-properties svg:stroke-width="0.1cm" svg:stroke-color="#00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weight="normal" style:font-weight-asian="normal" style:font-weight-complex="normal"/>
    </style:style>
    <style:style style:name="P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cm" svg:height="2cm" svg:x="21.9cm" svg:y="3cm">
          <text:p text:style-name="P1">Mapping</text:p>
          <text:p text:style-name="P1"><text:span text:style-name="T1">(BWA-MEM / Bowtie2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5cm" svg:height="2cm" svg:x="21.9cm" svg:y="6cm">
          <text:p text:style-name="P1">Un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5cm" svg:height="2cm" svg:x="21.901cm" svg:y="9.001cm">
          <text:p text:style-name="P1">Alignment sorting</text:p>
          <text:p text:style-name="P1"><text:span text:style-name="T1">(SAMtool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5cm" svg:height="2cm" svg:x="21.901cm" svg:y="12.001cm">
          <text:p text:style-name="P1">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5cm" svg:height="2cm" svg:x="29.002cm" svg:y="12.002cm">
          <text:p text:style-name="P1">Pileup calling</text:p>
          <text:p text:style-name="P1"><text:span text:style-name="T1">(SAMtool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5cm" svg:height="2cm" svg:x="36cm" svg:y="12cm">
          <text:p text:style-name="P1">Pileu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5cm" svg:height="2cm" svg:x="36cm" svg:y="9cm">
          <text:p text:style-name="P1">Offline consensus</text:p>
          <text:p text:style-name="P1">calling</text:p>
          <text:p text:style-name="P1"><text:span text:style-name="T1">(ad hoc Python scri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5cm" svg:height="2cm" svg:x="36cm" svg:y="6cm">
          <text:p text:style-name="P1">VCF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2" draw:id="id2" draw:layer="layout" svg:width="5cm" svg:height="2cm" svg:x="36cm" svg:y="3cm">
          <text:p text:style-name="P1">Update of</text:p>
          <text:p text:style-name="P1">the reference</text:p>
          <text:p text:style-name="P1"><text:span text:style-name="T1">(BCFtool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cm" svg:height="2cm" svg:x="43cm" svg:y="3cm">
          <text:p text:style-name="P1">LiftOver</text:p>
          <text:p text:style-name="P1">Chain 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0" draw:id="id10" draw:layer="layout" svg:width="5cm" svg:height="2cm" svg:x="29cm" svg:y="3cm">
          <text:p text:style-name="P1">FASTA</text:p>
          <text:p text:style-name="P1"><text:span text:style-name="T2">Reference seque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38.5cm" svg:y1="6cm" svg:x2="38.5cm" svg:y2="5cm" draw:start-shape="id1" draw:start-glue-point="4" draw:end-shape="id2" draw:end-glue-point="6" svg:d="M38500 6000v-1000" svg:viewBox="0 0 1 1001">
          <text:p/>
        </draw:connector>
        <draw:connector draw:style-name="gr4" draw:text-style-name="P1" draw:layer="layout" svg:x1="38.5cm" svg:y1="9cm" svg:x2="38.5cm" svg:y2="8cm" draw:start-shape="id3" draw:start-glue-point="4" draw:end-shape="id1" draw:end-glue-point="8" svg:d="M38500 9000v-1000" svg:viewBox="0 0 1 1001">
          <text:p/>
        </draw:connector>
        <draw:connector draw:style-name="gr4" draw:text-style-name="P1" draw:layer="layout" svg:x1="38.5cm" svg:y1="12cm" svg:x2="38.5cm" svg:y2="11cm" draw:start-shape="id4" draw:start-glue-point="4" draw:end-shape="id3" draw:end-glue-point="6" svg:d="M38500 12000v-1000" svg:viewBox="0 0 1 1001">
          <text:p/>
        </draw:connector>
        <draw:connector draw:style-name="gr4" draw:text-style-name="P1" draw:layer="layout" svg:x1="34.002cm" svg:y1="13.002cm" svg:x2="36cm" svg:y2="13cm" draw:start-shape="id5" draw:start-glue-point="7" draw:end-shape="id4" draw:end-glue-point="6" svg:d="M34002 13002h1000v-2h998" svg:viewBox="0 0 1999 3">
          <text:p/>
        </draw:connector>
        <draw:connector draw:style-name="gr4" draw:text-style-name="P1" draw:layer="layout" svg:x1="26.901cm" svg:y1="13.001cm" svg:x2="29.002cm" svg:y2="13.002cm" draw:start-shape="id6" draw:start-glue-point="10" draw:end-shape="id5" draw:end-glue-point="5" svg:d="M26901 13001h1051v1h1050" svg:viewBox="0 0 2102 2">
          <text:p/>
        </draw:connector>
        <draw:connector draw:style-name="gr4" draw:text-style-name="P1" draw:layer="layout" svg:x1="24.401cm" svg:y1="11.001cm" svg:x2="24.401cm" svg:y2="12.001cm" draw:start-shape="id7" draw:start-glue-point="6" draw:end-shape="id6" draw:end-glue-point="4" svg:d="M24401 11001v1000" svg:viewBox="0 0 1 1001">
          <text:p/>
        </draw:connector>
        <draw:connector draw:style-name="gr4" draw:text-style-name="P1" draw:layer="layout" svg:x1="24.4cm" svg:y1="8cm" svg:x2="24.401cm" svg:y2="9.001cm" draw:start-shape="id8" draw:start-glue-point="8" draw:end-shape="id7" draw:end-glue-point="4" svg:d="M24400 8000v501h1v500" svg:viewBox="0 0 2 1002">
          <text:p/>
        </draw:connector>
        <draw:connector draw:style-name="gr4" draw:text-style-name="P1" draw:layer="layout" svg:x1="24.4cm" svg:y1="5cm" svg:x2="24.4cm" svg:y2="6cm" draw:start-shape="id9" draw:start-glue-point="6" draw:end-shape="id8" draw:end-glue-point="4" svg:d="M24400 5000v1000" svg:viewBox="0 0 1 1001">
          <text:p/>
        </draw:connector>
        <draw:connector draw:style-name="gr4" draw:text-style-name="P1" draw:layer="layout" svg:x1="29cm" svg:y1="4cm" svg:x2="26.9cm" svg:y2="4cm" draw:start-shape="id10" draw:start-glue-point="6" draw:end-shape="id9" draw:end-glue-point="7" svg:d="M29000 4000h-2100" svg:viewBox="0 0 2101 1">
          <text:p/>
        </draw:connector>
        <draw:connector draw:style-name="gr4" draw:text-style-name="P1" draw:layer="layout" svg:x1="36cm" svg:y1="4cm" svg:x2="34cm" svg:y2="4cm" draw:start-shape="id2" draw:start-glue-point="5" draw:end-shape="id10" draw:end-glue-point="10" svg:d="M36000 4000h-2000" svg:viewBox="0 0 2001 1">
          <text:p/>
        </draw:connector>
        <draw:custom-shape draw:style-name="gr1" draw:text-style-name="P1" xml:id="id11" draw:id="id11" draw:layer="layout" svg:width="5cm" svg:height="2cm" svg:x="7.9cm" svg:y="3cm">
          <text:p text:style-name="P1"><text:span text:style-name="T3">Read simulation</text:span></text:p>
          <text:p text:style-name="P1"><text:span text:style-name="T1">(RNFtools with</text:span></text:p>
          <text:p text:style-name="P1"><text:span text:style-name="T1">DWGsim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5cm" svg:height="2cm" svg:x="14.902cm" svg:y="3.002cm">
          <text:p text:style-name="P1">FASTQ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2.9cm" svg:y1="4cm" svg:x2="14.902cm" svg:y2="4.002cm" draw:start-shape="id11" draw:start-glue-point="7" draw:end-shape="id12" draw:end-glue-point="6" svg:d="M12900 4000h1002v2h1000" svg:viewBox="0 0 2003 3">
          <text:p/>
        </draw:connector>
        <draw:custom-shape draw:style-name="gr2" draw:text-style-name="P1" xml:id="id13" draw:id="id13" draw:layer="layout" svg:width="5cm" svg:height="2cm" svg:x="1cm" svg:y="3cm">
          <text:p text:style-name="P1">FASTA</text:p>
          <text:p text:style-name="P1"><text:span text:style-name="T2">Sequenced genom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41cm" svg:y1="4cm" svg:x2="43.1cm" svg:y2="4cm" draw:start-shape="id2" draw:start-glue-point="7" svg:d="M41000 4000h2100" svg:viewBox="0 0 2101 1">
          <text:p/>
        </draw:connector>
        <draw:connector draw:style-name="gr4" draw:text-style-name="P1" draw:layer="layout" svg:x1="6cm" svg:y1="4cm" svg:x2="7.9cm" svg:y2="4cm" draw:start-shape="id13" draw:start-glue-point="10" draw:end-shape="id11" draw:end-glue-point="5" svg:d="M6000 4000h1900" svg:viewBox="0 0 1901 1">
          <text:p/>
        </draw:connector>
        <draw:connector draw:style-name="gr4" draw:text-style-name="P1" draw:layer="layout" svg:x1="19.902cm" svg:y1="4.002cm" svg:x2="21.9cm" svg:y2="4cm" draw:start-shape="id12" draw:start-glue-point="10" draw:end-shape="id9" draw:end-glue-point="5" svg:d="M19902 4002h1000v-2h998" svg:viewBox="0 0 1999 3">
          <text:p/>
        </draw:connector>
        <draw:custom-shape draw:style-name="gr6" draw:text-style-name="P1" xml:id="id14" draw:id="id14" draw:layer="layout" svg:width="5cm" svg:height="2cm" svg:x="7.901cm" svg:y="6.001cm">
          <text:p text:style-name="P1">FASTA</text:p>
          <text:p text:style-name="P1"><text:span text:style-name="T2">Contamin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10.401cm" svg:y1="6.001cm" svg:x2="10.4cm" svg:y2="5cm" draw:start-shape="id14" draw:start-glue-point="4" draw:end-shape="id11" draw:end-glue-point="6" svg:d="M10401 6001v-500h-1v-501" svg:viewBox="0 0 2 1002">
          <text:p/>
        </draw:connector>
        <draw:connector draw:style-name="gr4" draw:text-style-name="P1" draw:layer="layout" svg:x1="26.9cm" svg:y1="7cm" svg:x2="29cm" svg:y2="7cm" draw:start-shape="id8" draw:start-glue-point="10" draw:end-shape="id15" svg:d="M26900 7000h2100" svg:viewBox="0 0 2101 1">
          <text:p/>
        </draw:connector>
        <draw:frame draw:style-name="gr7" draw:text-style-name="P2" draw:layer="layout" svg:width="5.9cm" svg:height="1.673cm" svg:x="28.207cm" svg:y="8.441cm">
          <draw:text-box>
            <text:p text:style-name="P1"><text:span text:style-name="T3">Simulation using OCOCO</text:span></text:p>
          </draw:text-box>
        </draw:frame>
        <draw:frame draw:style-name="gr8" draw:text-style-name="P4" draw:layer="layout" svg:width="5.9cm" svg:height="1.9cm" svg:x="14.9cm" svg:y="8.8cm">
          <draw:text-box>
            <text:p text:style-name="P3"><text:span text:style-name="T3">Simulation using ad hoc script</text:span></text:p>
          </draw:text-box>
        </draw:frame>
        <draw:line draw:style-name="gr9" draw:text-style-name="P1" draw:layer="layout" svg:x1="21cm" svg:y1="8cm" svg:x2="21cm" svg:y2="12cm">
          <text:p/>
        </draw:line>
        <draw:line draw:style-name="gr9" draw:text-style-name="P1" draw:layer="layout" svg:x1="28cm" svg:y1="8.5cm" svg:x2="34.8cm" svg:y2="8.5cm">
          <text:p/>
        </draw:line>
        <draw:custom-shape draw:style-name="gr1" draw:text-style-name="P1" xml:id="id15" draw:id="id15" draw:layer="layout" svg:width="5cm" svg:height="2cm" svg:x="29cm" svg:y="6cm">
          <text:p text:style-name="P1">Online consensus</text:p>
          <text:p text:style-name="P1">calling</text:p>
          <text:p text:style-name="P1"><text:span text:style-name="T1">(OCOCO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4cm" svg:y1="7cm" svg:x2="36cm" svg:y2="7cm" draw:start-shape="id15" draw:start-glue-point="7" draw:end-shape="id1" draw:end-glue-point="6" svg:d="M34000 7000h2000" svg:viewBox="0 0 2001 1">
          <text:p/>
        </draw:connector>
        <draw:frame draw:style-name="gr10" draw:text-style-name="P5" xml:id="id16" draw:id="id16" draw:layer="layout" svg:width="2.788cm" svg:height="1.204cm" svg:x="26.412cm" svg:y="0.596cm">
          <draw:text-box>
            <text:p text:style-name="P5"><text:span text:style-name="T4">STOP</text:span></text:p>
          </draw:text-box>
        </draw:frame>
        <draw:connector draw:style-name="gr4" draw:text-style-name="P1" draw:layer="layout" draw:type="lines" svg:x1="31.5cm" svg:y1="3cm" svg:x2="29.2cm" svg:y2="1.198cm" draw:start-shape="id10" draw:start-glue-point="4" draw:end-shape="id16" draw:end-glue-point="1" svg:d="M31500 3000v-527l-1800-1275h-500" svg:viewBox="0 0 2301 1803">
          <text:p/>
        </draw:connector>
        <draw:frame draw:style-name="gr10" draw:text-style-name="P6" draw:layer="layout" svg:width="3.601cm" svg:height="0.806cm" svg:x="30.999cm" svg:y="1.394cm">
          <draw:text-box>
            <text:p text:style-name="P6">Last iteration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.997cm" fo:page-height="14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21:34:52.007859000</meta:creation-date>
    <dc:date>2016-05-13T17:30:17.389134699</dc:date>
    <meta:editing-duration>PT1H14M49S</meta:editing-duration>
    <meta:editing-cycles>18</meta:editing-cycles>
    <meta:generator>LibreOffice/4.2.8.2$Linux_X86_64 LibreOffice_project/420m0$Build-2</meta:generator>
    <meta:document-statistic meta:object-count="40"/>
  </office:meta>
</office:document-meta>
</file>